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officeooo:paragraph-rsid="000cfb35" style:font-size-asian="16pt" style:font-size-complex="16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6pt" officeooo:paragraph-rsid="000cfb35" style:font-size-asian="16pt" style:font-size-complex="16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officeooo:rsid="000cfb35" officeooo:paragraph-rsid="000cfb35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2pt" officeooo:rsid="000cfb35" officeooo:paragraph-rsid="000cfb35" style:font-size-asian="12pt" style:font-size-complex="12pt"/>
    </style:style>
    <style:style style:name="P5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12pt" officeooo:rsid="000cfb35" officeooo:paragraph-rsid="000cfb35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2pt" officeooo:paragraph-rsid="000cfb35" style:font-size-asian="12pt" style:font-size-complex="12pt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0cfb35"/>
    </style:style>
    <style:style style:name="T3" style:family="text">
      <style:text-properties fo:language="lv" fo:country="LV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</text:span>rogrammas risinājuma attīstības izplānošan<text:span text:style-name="T2">a</text:span></text:p>
      <text:p text:style-name="P1"><text:span text:style-name="T2"/></text:p>
      <text:p text:style-name="P6"><text:s/><text:span text:style-name="T2">Funkcionalitātes, kas jau ir izveidotas:</text:span></text:p>
      <text:list text:style-name="L1">
        <text:list-item>
          <text:p text:style-name="P3"><text:span text:style-name="T1">Produktu pievieno</text:span><text:span text:style-name="T3">šana, rediģēšana, dzēšana no administratora puses;</text:span></text:p>
        </text:list-item>
        <text:list-item>
          <text:p text:style-name="P3"><text:span text:style-name="T3">Produktu klāsta filtrēšana no lietotāja puses (ir jālabo lai strādā korekti);</text:span></text:p>
        </text:list-item>
        <text:list-item>
          <text:p text:style-name="P3"><text:span text:style-name="T3">Konsultācijas laika apskate, pievienošana (ir jālabo lai strādā korekti);</text:span></text:p>
        </text:list-item>
        <text:list-item>
          <text:p text:style-name="P3"><text:span text:style-name="T3">Lietotāja profila rediģēšana.</text:span></text:p>
        </text:list-item>
      </text:list>
      <text:p text:style-name="P4"><text:span text:style-name="T3"/></text:p>
      <text:p text:style-name="P4"><text:span text:style-name="T3">Funkcionalitātes, kuras ir plānotas izveidot:</text:span></text:p>
      <text:list text:style-name="L2">
        <text:list-item>
          <text:p text:style-name="P5"><text:span text:style-name="T3">Izveidot konsultācijas veidus, lai lietotāji varētu pievienot konkrēto konsultāciju priekš sevis (piem. Sejas ādas problēmas, plānots izveidot līdz 17.aprīlīm); </text:span></text:p>
        </text:list-item>
        <text:list-item>
          <text:p text:style-name="P5"><text:span text:style-name="T3">Konsultācijam jārādas lietotāja profilā (plānots izveidot līdz 17.aprīlīm);</text:span></text:p>
        </text:list-item>
        <text:list-item>
          <text:p text:style-name="P5"><text:span text:style-name="T3">Pabeigt veidot lapu par salona meistariem (plānots pabeigt līdz 13.aprīlīm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14:45:38.852000000</meta:creation-date>
    <dc:date>2024-03-29T15:00:17.852000000</dc:date>
    <meta:editing-duration>PT14M39S</meta:editing-duration>
    <meta:editing-cycles>1</meta:editing-cycles>
    <meta:document-statistic meta:table-count="0" meta:image-count="0" meta:object-count="0" meta:page-count="1" meta:paragraph-count="10" meta:word-count="88" meta:character-count="695" meta:non-whitespace-character-count="622"/>
    <meta:generator>LibreOffice/7.6.3.2$Windows_X86_64 LibreOffice_project/29d686fea9f6705b262d369fede658f824154cc0</meta:generator>
  </office:meta>
</office:document-meta>
</file>